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GFS Theokritos" svg:font-family="'GFS Theokritos'" style:font-pitch="variable"/>
    <style:font-face style:name="Lobster Two" svg:font-family="'Lobster Tw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.25in" fo:margin-right="0in" fo:text-indent="0in" style:auto-text-indent="false">
        <style:tab-stops>
          <style:tab-stop style:position="0.0626in"/>
        </style:tab-stops>
      </style:paragraph-properties>
      <style:text-properties fo:color="#ffffff" style:font-name="GFS Theokritos" fo:font-size="125pt" fo:font-weight="bold" officeooo:rsid="001fd6f9" officeooo:paragraph-rsid="0021d565" style:font-size-asian="125pt" style:font-weight-asian="bold" style:font-size-complex="125pt" style:font-weight-complex="bold"/>
    </style:style>
    <style:style style:name="P2" style:family="paragraph" style:parent-style-name="Standard" style:master-page-name="">
      <style:paragraph-properties fo:margin-left="0.25in" fo:margin-right="0in" fo:text-align="center" style:justify-single-word="false" fo:text-indent="0in" style:auto-text-indent="false" style:page-number="auto">
        <style:tab-stops>
          <style:tab-stop style:position="0.0626in"/>
        </style:tab-stops>
      </style:paragraph-properties>
      <style:text-properties fo:color="#ffffff" style:font-name="GFS Theokritos" fo:font-size="125pt" fo:font-weight="bold" officeooo:rsid="002247a7" officeooo:paragraph-rsid="002247a7" style:font-size-asian="125pt" style:font-weight-asian="bold" style:font-size-complex="125pt" style:font-weight-complex="bold"/>
    </style:style>
    <style:style style:name="P3" style:family="paragraph" style:parent-style-name="Standard">
      <style:paragraph-properties fo:margin-left="0.25in" fo:margin-right="0in" fo:margin-top="0.3in" fo:margin-bottom="0in" style:contextual-spacing="false" fo:line-height="150%" fo:text-align="center" style:justify-single-word="false" fo:text-indent="0in" style:auto-text-indent="false">
        <style:tab-stops>
          <style:tab-stop style:position="0.0626in"/>
        </style:tab-stops>
      </style:paragraph-properties>
      <style:text-properties fo:color="#ffffff" style:font-name="GFS Theokritos" fo:font-size="125pt" fo:font-weight="bold" officeooo:rsid="002247a7" officeooo:paragraph-rsid="002247a7" style:font-size-asian="125pt" style:font-weight-asian="bold" style:font-size-complex="125pt" style:font-weight-complex="bold"/>
    </style:style>
    <style:style style:name="P4" style:family="paragraph" style:parent-style-name="Standard">
      <style:paragraph-properties fo:margin-left="0.25in" fo:margin-right="0in" fo:margin-top="0.3in" fo:margin-bottom="0in" style:contextual-spacing="false" fo:line-height="150%" fo:text-align="center" style:justify-single-word="false" fo:text-indent="0in" style:auto-text-indent="false">
        <style:tab-stops>
          <style:tab-stop style:position="0.0626in"/>
        </style:tab-stops>
      </style:paragraph-properties>
      <style:text-properties fo:color="#ffffff" style:font-name="GFS Theokritos" fo:font-size="96pt" fo:font-weight="bold" officeooo:rsid="002247a7" officeooo:paragraph-rsid="002247a7" style:font-size-asian="96pt" style:font-weight-asian="bold" style:font-size-complex="96pt" style:font-weight-complex="bold"/>
    </style:style>
    <style:style style:name="P5" style:family="paragraph" style:parent-style-name="Standard">
      <style:paragraph-properties fo:margin-left="0.25in" fo:margin-right="0in" fo:margin-top="0.3in" fo:margin-bottom="0in" style:contextual-spacing="false" fo:line-height="150%" fo:text-align="center" style:justify-single-word="false" fo:text-indent="0in" style:auto-text-indent="false">
        <style:tab-stops>
          <style:tab-stop style:position="0.0626in"/>
        </style:tab-stops>
      </style:paragraph-properties>
      <style:text-properties fo:color="#ffffff" style:font-name="Lobster Two" fo:font-size="96pt" fo:font-weight="bold" officeooo:rsid="002247a7" officeooo:paragraph-rsid="002247a7" style:font-size-asian="96pt" style:font-weight-asian="bold" style:font-size-complex="96pt" style:font-weight-complex="bold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2247a7" fo:background-color="transparent" loext:char-shading-value="0"/>
    </style:style>
    <style:style style:name="T3" style:family="text">
      <style:text-properties officeooo:rsid="002247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oft-page-break/></text:p>
      <text:p text:style-name="P3">Lorem ipsum dolor <text:soft-page-break/>sit amet</text:p>
      <text:p text:style-name="P4">Lorem ipsum <text:soft-page-break/>dolor sit amet</text:p>
      <text:p text:style-name="P5">Lorem ipsum dolor sit <text:soft-page-break/>am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GFS Theokritos" svg:font-family="'GFS Theokritos'" style:font-pitch="variable"/>
    <style:font-face style:name="Lobster Two" svg:font-family="'Lobster Tw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4689in" fo:margin-right="0.7783in" style:shadow="none" fo:background-color="#000000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4:59:30.865990025</meta:creation-date>
    <dc:date>2017-06-09T17:03:24.076909764</dc:date>
    <meta:editing-duration>PT14M33S</meta:editing-duration>
    <meta:editing-cycles>3</meta:editing-cycles>
    <meta:generator>LibreOffice/4.2.8.2$Linux_X86_64 LibreOffice_project/420m0$Build-2</meta:generator>
    <meta:print-date>2017-06-09T16:49:13.183854322</meta:print-date>
    <meta:document-statistic meta:table-count="0" meta:image-count="0" meta:object-count="0" meta:page-count="5" meta:paragraph-count="3" meta:word-count="15" meta:character-count="78" meta:non-whitespace-character-count="66"/>
  </office:meta>
</office:document-meta>
</file>